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99676" officeooo:paragraph-rsid="00199676" style:font-size-asian="15pt" style:font-size-complex="15pt"/>
    </style:style>
    <style:style style:name="P2" style:family="paragraph" style:parent-style-name="Standard">
      <style:text-properties fo:font-size="15pt" officeooo:rsid="00199676" officeooo:paragraph-rsid="00199676" style:font-size-asian="13.1000003814697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199676" officeooo:paragraph-rsid="00199676"/>
    </style:style>
    <style:style style:name="P5" style:family="paragraph" style:parent-style-name="Standard" style:list-style-name="L1">
      <style:text-properties officeooo:rsid="001b6161" officeooo:paragraph-rsid="001b6161"/>
    </style:style>
    <style:style style:name="P6" style:family="paragraph" style:parent-style-name="Standard" style:list-style-name="L1">
      <style:text-properties officeooo:rsid="001c140e" officeooo:paragraph-rsid="001c140e"/>
    </style:style>
    <style:style style:name="P7" style:family="paragraph" style:parent-style-name="Standard" style:list-style-name="L1">
      <style:text-properties officeooo:rsid="001dd6ed" officeooo:paragraph-rsid="001dd6ed"/>
    </style:style>
    <style:style style:name="P8" style:family="paragraph" style:parent-style-name="Standard" style:list-style-name="L1">
      <style:text-properties officeooo:rsid="001dfcc6" officeooo:paragraph-rsid="001dfc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0/3</text:p>
      <text:p text:style-name="P2">History of Arabic (and other Semitic languages)</text:p>
      <text:p text:style-name="P2"/>
      <text:list text:style-name="L1">
        <text:list-item>
          <text:p text:style-name="P4">Mesopotamian script Cuneiform means “wedge-shaped” (Sumerian)</text:p>
        </text:list-item>
        <text:list-item>
          <text:p text:style-name="P4">Replaced by Akkadian around 2400 B.C., a Semitic language</text:p>
        </text:list-item>
        <text:list-item>
          <text:p text:style-name="P4">Babylonians, Assyrians, all Semitic</text:p>
        </text:list-item>
        <text:list-item>
          <text:p text:style-name="P3">Around 1000BC Aramaic becomes the <text:span text:style-name="T1">lingua franca</text:span> of the Assyrian Empire (900s-600s BC). First spoken then written.</text:p>
        </text:list-item>
        <text:list-item>
          <text:p text:style-name="P5">Alexander conquered around 300BC, bringing Koine Greek</text:p>
        </text:list-item>
        <text:list-item>
          <text:p text:style-name="P5">Greek became the lingua franca of the elites, while Aramaic remained the language of the commoners (in Holy Land too, used by Jesus of Nazareth).</text:p>
        </text:list-item>
        <text:list-item>
          <text:p text:style-name="P5">A lot of Greek philosophy was translated into Aramaic, and later to Arabic, which came back to Europe via the Arabs in Iberia</text:p>
        </text:list-item>
        <text:list-item>
          <text:p text:style-name="P6">Arabians started as pastoralist, speaking oral Arabic. Much conquest caused its popularity</text:p>
        </text:list-item>
        <text:list-item>
          <text:p text:style-name="P6">Classical Arabic originated in 700s, not fully standardized until 900s </text:p>
          <text:list>
            <text:list-item>
              <text:p text:style-name="P6">Partially engineered or instructed</text:p>
            </text:list-item>
            <text:list-item>
              <text:p text:style-name="P6">it was a prestige language, a pathway to upper level careers</text:p>
            </text:list-item>
          </text:list>
        </text:list-item>
        <text:list-item>
          <text:p text:style-name="P6">Modern Standard Arabic evolved in the late 19<text:span text:style-name="T2">th</text:span> and 20<text:span text:style-name="T2">th</text:span> centuries (planes trains and automobiles), invented, and almost always a second language</text:p>
        </text:list-item>
        <text:list-item>
          <text:p text:style-name="P7">Borrowing can be gradual and through diffusion</text:p>
        </text:list-item>
        <text:list-item>
          <text:p text:style-name="P7">Arabic became the long-term langauge of regions where OTHER Semitic languages had previously been spoken</text:p>
          <text:list>
            <text:list-item>
              <text:p text:style-name="P7">If its hard to learn, its harder to stick with</text:p>
            </text:list-item>
          </text:list>
        </text:list-item>
        <text:list-item>
          <text:p text:style-name="P7">Hebrew, originally spoken </text:p>
          <text:list>
            <text:list-item>
              <text:p text:style-name="P7">Assyrian empire conquered Israel, speakers exiled to Egypt, deported to Babylon &gt; switch to aramaic as everyday language 600s→ 500s BC (later return to Palestine)</text:p>
            </text:list-item>
            <text:list-item>
              <text:p text:style-name="P7">Hebrew was still used as a sacred langauge</text:p>
            </text:list-item>
            <text:list-item>
              <text:p text:style-name="P7">Jewish Diaspora (Revolt against the Romans)</text:p>
            </text:list-item>
            <text:list-item>
              <text:p text:style-name="P8">19<text:span text:style-name="T2">th</text:span> century Jews begin to return to Palestine</text:p>
            </text:list-item>
            <text:list-item>
              <text:p text:style-name="P8">Hebrew was proposed as the common language for Israel as there was no common language for all Jews. One of the few successfully revived language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27:30.422464592</meta:creation-date>
    <dc:date>2025-10-27T14:27:25.946011849</dc:date>
    <meta:editing-duration>PT25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287" meta:character-count="1728" meta:non-whitespace-character-count="1483"/>
  </office:meta>
</office:document-meta>
</file>